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officeooo:rsid="0001b683" officeooo:paragraph-rsid="0001b683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officeooo:rsid="0001b683" officeooo:paragraph-rsid="0001b683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officeooo:rsid="0001b683" officeooo:paragraph-rsid="0001b683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ланк наблюдений</text:p>
      <text:p text:style-name="P2">Выставка работодателей</text:p>
      <text:p text:style-name="P3">1. Название компании – <text:s/>Сбер</text:p>
      <text:p text:style-name="P3">2. Род деятельности –</text:p>
      <text:p text:style-name="P3">3. На какие позиции рассматривают студентов (основное место работы, стажёр, практика)</text:p>
      <text:p text:style-name="P3">4. Стартовые условия (зарплата, премии и др)</text:p>
      <text:p text:style-name="P3">5. Дополнительные условия (бонусы, соцпакет и др)</text:p>
      <text:p text:style-name="P3">6. Условия входа в компанию (тестирование, собеседование и др)</text:p>
      <text:p text:style-name="P3">7. Функционал на месте работы (основные компетенции, требуются ли дополнительные образовательные усилия)</text:p>
      <text:p text:style-name="P3">8. Контакты работодателя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4T11:19:47.831000000</meta:creation-date>
    <dc:date>2022-04-14T11:24:37.625000000</dc:date>
    <meta:editing-duration>PT4M50S</meta:editing-duration>
    <meta:editing-cycles>1</meta:editing-cycles>
    <meta:document-statistic meta:table-count="0" meta:image-count="0" meta:object-count="0" meta:page-count="1" meta:paragraph-count="10" meta:word-count="60" meta:character-count="455" meta:non-whitespace-character-count="402"/>
    <meta:generator>LibreOffice/7.1.3.2$Windows_X86_64 LibreOffice_project/47f78053abe362b9384784d31a6e56f8511eb1c1</meta:generator>
  </office:meta>
</office:document-meta>
</file>